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20_Drawing_20_Style_5f_1">
      <style:graphic-properties draw:fill-color="#ffff38" draw:textarea-horizontal-align="justify" draw:textarea-vertical-align="middle" draw:auto-grow-height="false" fo:min-height="3.243cm" fo:min-width="4.263cm"/>
      <style:paragraph-properties style:writing-mode="lr-tb"/>
    </style:style>
    <style:style style:name="gr2" style:family="graphic" style:parent-style-name="Default_20_Drawing_20_Style_5f_1">
      <style:graphic-properties draw:fill-color="#ffff38" draw:textarea-horizontal-align="justify" draw:textarea-vertical-align="middle" draw:auto-grow-height="false" fo:min-height="2.607cm" fo:min-width="10.29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9.91cm" fo:min-width="18.2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  <style:paragraph-properties style:writing-mode="lr-tb"/>
    </style:style>
    <style:style style:name="gr5" style:family="graphic" style:parent-style-name="Default_20_Drawing_20_Style_5f_1">
      <style:graphic-properties draw:fill-color="#ff0000" draw:textarea-horizontal-align="justify" draw:textarea-vertical-align="middle" draw:auto-grow-height="false" fo:min-height="3.243cm" fo:min-width="7.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7.605cm"/>
      <style:paragraph-properties style:writing-mode="lr-tb"/>
    </style:style>
    <style:style style:name="gr10" style:family="graphic" style:parent-style-name="Default_20_Drawing_20_Style_5f_1">
      <style:graphic-properties draw:fill-color="#069a2e" draw:textarea-horizontal-align="justify" draw:textarea-vertical-align="middle" draw:auto-grow-height="false" fo:min-height="3.243cm" fo:min-width="7.12cm"/>
      <style:paragraph-properties style:writing-mode="lr-tb"/>
    </style:style>
    <style:style style:name="gr1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134cm" fo:min-width="7.605cm"/>
      <style:paragraph-properties style:writing-mode="lr-tb"/>
    </style:style>
    <style:style style:name="gr1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3.877cm" fo:min-width="0cm"/>
      <style:paragraph-properties style:writing-mode="lr-tb"/>
    </style:style>
    <style:style style:name="gr13" style:family="graphic" style:parent-style-name="objectwithoutfill">
      <style:graphic-properties draw:marker-end="Arrowheads_20_1" draw:marker-end-width="0.3cm" draw:fill="none" draw:textarea-vertical-align="middle"/>
    </style:style>
    <style:style style:name="gr14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38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0000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loext:graphic-properties draw:fill-color="#ff0000"/>
      <style:paragraph-properties fo:text-align="center" style:writing-mode="lr-tb"/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069a2e"/>
      <style:paragraph-properties fo:text-align="center" style:writing-mode="lr-tb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63cm" svg:height="3.493cm" svg:x="2.27cm" svg:y="19.732cm">
          <text:p text:style-name="P1">dokimion1.</text:p>
          <text:p text:style-name="P1">psone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63cm" svg:height="3.493cm" svg:x="8.62cm" svg:y="19.733cm">
          <text:p text:style-name="P1">dokimion2.</text:p>
          <text:p text:style-name="P1">psone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63cm" svg:height="3.493cm" svg:x="14.652cm" svg:y="19.733cm">
          <text:p text:style-name="P1">dokimion3.</text:p>
          <text:p text:style-name="P1">psone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795cm" svg:height="2.857cm" svg:x="5.762cm" svg:y="14.97cm">
          <text:p text:style-name="P1">dokimion.languagetechnology.org</text:p>
          <text:p text:style-name="P1">(dokimion.psonet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732cm" svg:height="10.16cm" svg:x="1.635cm" svg:y="14.33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707cm" svg:height="0.962cm" svg:x="8.937cm" svg:y="25.12cm">
          <draw:text-box>
            <text:p>Dallas VMs</text:p>
          </draw:text-box>
        </draw:frame>
        <draw:custom-shape draw:style-name="gr5" draw:text-style-name="P5" draw:layer="layout" svg:width="7.62cm" svg:height="3.493cm" svg:x="6.715cm" svg:y="5.126cm">
          <text:p text:style-name="P1">Dokimion Client</text:p>
          <text:p text:style-name="P1">(Web Browser)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655cm" svg:height="0.962cm" svg:x="8.302cm" svg:y="4.164cm">
          <draw:text-box>
            <text:p>Dokimion User</text:p>
          </draw:text-box>
        </draw:frame>
        <draw:line draw:style-name="gr7" draw:text-style-name="P6" draw:layer="layout" svg:x1="10.525cm" svg:y1="12.747cm" svg:x2="10.525cm" svg:y2="14.97cm">
          <text:p/>
        </draw:line>
        <draw:line draw:style-name="gr7" draw:text-style-name="P6" draw:layer="layout" svg:x1="10.525cm" svg:y1="8.619cm" svg:x2="10.525cm" svg:y2="10.842cm">
          <text:p/>
        </draw:line>
        <draw:frame draw:style-name="gr8" draw:text-style-name="P4" draw:layer="layout" svg:width="3.81cm" svg:height="0.962cm" svg:x="8.62cm" svg:y="11.477cm">
          <draw:text-box>
            <text:p>INTERNET</text:p>
          </draw:text-box>
        </draw:frame>
      </draw:page>
      <draw:page draw:name="page2" draw:style-name="dp1" draw:master-page-name="Default">
        <draw:custom-shape draw:style-name="gr5" draw:text-style-name="P8" draw:layer="layout" svg:width="7.62cm" svg:height="3.493cm" svg:x="6.715cm" svg:y="6.08cm">
          <text:p text:style-name="P7"><text:span text:style-name="T1">build.palaso.org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105cm" svg:height="1.673cm" svg:x="6.547cm" svg:y="10.207cm">
          <draw:text-box>
            <text:p><text:span text:style-name="T1">Team city application</text:span></text:p>
            <text:p><text:span text:style-name="T1">Physical location: unknown</text:span></text:p>
          </draw:text-box>
        </draw:frame>
        <draw:custom-shape draw:style-name="gr10" draw:text-style-name="P10" draw:layer="layout" svg:width="7.62cm" svg:height="3.493cm" svg:x="1.635cm" svg:y="17.51cm">
          <text:p text:style-name="P7"><text:span text:style-name="T1">Default agents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8.105cm" svg:height="2.384cm" svg:x="2.102cm" svg:y="21.955cm">
          <draw:text-box>
            <text:p><text:span text:style-name="T1">OS: Windows for Linux</text:span></text:p>
            <text:p><text:span text:style-name="T1">Physical location: unknown</text:span></text:p>
            <text:p><text:span text:style-name="T1">No extra cost to use</text:span></text:p>
          </draw:text-box>
        </draw:frame>
        <draw:custom-shape draw:style-name="gr10" draw:text-style-name="P10" draw:layer="layout" svg:width="7.62cm" svg:height="3.493cm" svg:x="11.477cm" svg:y="17.192cm">
          <text:p text:style-name="P7"><text:span text:style-name="T1">Custom agents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9.28cm" svg:height="4.127cm" svg:x="10.842cm" svg:y="21.32cm">
          <draw:text-box>
            <text:p><text:span text:style-name="T1">OS: Windows for Linux</text:span></text:p>
            <text:p><text:span text:style-name="T1">Physical location: Dallas VM</text:span></text:p>
            <text:p><text:span text:style-name="T1">Per agent - $299 the first year, and then $149 each year after that</text:span></text:p>
          </draw:text-box>
        </draw:frame>
        <draw:line draw:style-name="gr13" draw:text-style-name="P6" draw:layer="layout" svg:x1="9.572cm" svg:y1="9.89cm" svg:x2="5.445cm" svg:y2="16.24cm">
          <text:p/>
        </draw:line>
        <draw:line draw:style-name="gr14" draw:text-style-name="P6" draw:layer="layout" svg:x1="11.477cm" svg:y1="9.89cm" svg:x2="15.605cm" svg:y2="16.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12T09:29:44.653000000</meta:creation-date>
    <dc:date>2023-07-31T09:25:42.693000000</dc:date>
    <meta:editing-duration>PT29M16S</meta:editing-duration>
    <meta:editing-cycles>4</meta:editing-cycles>
    <meta:generator>LibreOffice/7.4.5.1$Windows_X86_64 LibreOffice_project/9c0871452b3918c1019dde9bfac75448afc4b57f</meta:generator>
    <meta:document-statistic meta:object-count="19"/>
  </office:meta>
</office:document-meta>
</file>